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26d198" officeooo:paragraph-rsid="0026d198"/>
    </style:style>
    <style:style style:name="P4" style:family="paragraph" style:parent-style-name="Standard">
      <style:text-properties officeooo:rsid="0026d198" officeooo:paragraph-rsid="0026d198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Text_20_body" style:list-style-name="L2">
      <style:text-properties officeooo:rsid="0026d198" officeooo:paragraph-rsid="0026d198"/>
    </style:style>
    <style:style style:name="P7" style:family="paragraph" style:parent-style-name="Heading_20_2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8" style:family="paragraph" style:parent-style-name="Heading_20_3">
      <style:text-properties style:font-name="Times New Roman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llabus Template</text:p>
      <text:p text:style-name="Standard"/>
      <text:p text:style-name="Standard">Paragraph</text:p>
      <text:h text:style-name="P5" text:outline-level="1">Heading </text:h>
      <text:h text:style-name="P7" text:outline-level="2">Heading2</text:h>
      <text:h text:style-name="P8" text:outline-level="3">Heading3</text:h>
      <text:p text:style-name="Standard">List </text:p>
      <text:list xml:id="list7760487323907104644" text:style-name="L1">
        <text:list-item>
          <text:p text:style-name="P2">Basic List</text:p>
          <text:list>
            <text:list-item>
              <text:p text:style-name="P3">Indented</text:p>
            </text:list-item>
          </text:list>
        </text:list-item>
      </text:list>
      <text:p text:style-name="P4"/>
      <text:h text:style-name="Heading_20_3" text:outline-level="3">Heading 3</text:h>
      <text:list xml:id="list7041009486680208547" text:style-name="L2">
        <text:list-item>
          <text:p text:style-name="P6">List</text:p>
          <text:list>
            <text:list-item>
              <text:p text:style-name="P6">Li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in" style:contextual-spacing="false" fo:line-height="100%" style:page-number="auto" style:shadow="none">
        <style:tab-stops/>
      </style:paragraph-properties>
      <style:text-properties style:font-name="Times New Roman1" fo:font-family="'Times New Roman'" style:font-style-name="Bold" style:font-family-generic="roman" style:font-pitch="variable"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402in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yllabusMaster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3-12-31T17:57:33.507985937</dc:date>
    <dc:creator>dparry </dc:creator>
    <meta:editing-duration>PT16M55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18" meta:character-count="94" meta:non-whitespace-character-count="89"/>
  </office:meta>
</office:document-meta>
</file>